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8db03" officeooo:paragraph-rsid="0018db03"/>
    </style:style>
    <style:style style:name="P2" style:family="paragraph" style:parent-style-name="Table_20_Contents">
      <style:text-properties officeooo:rsid="0018fe02" officeooo:paragraph-rsid="0018fe02"/>
    </style:style>
    <style:style style:name="P3" style:family="paragraph" style:parent-style-name="Table_20_Contents">
      <style:text-properties officeooo:rsid="001bf80b" officeooo:paragraph-rsid="001bf80b"/>
    </style:style>
    <style:style style:name="P4" style:family="paragraph" style:parent-style-name="Table_20_Contents">
      <style:text-properties officeooo:rsid="001de097" officeooo:paragraph-rsid="001de097"/>
    </style:style>
    <style:style style:name="P5" style:family="paragraph" style:parent-style-name="Table_20_Contents">
      <style:text-properties officeooo:rsid="001fdd2d" officeooo:paragraph-rsid="001fdd2d"/>
    </style:style>
    <style:style style:name="P6" style:family="paragraph" style:parent-style-name="Table_20_Contents">
      <style:text-properties officeooo:rsid="00201ba4" officeooo:paragraph-rsid="00201ba4"/>
    </style:style>
    <style:style style:name="P7" style:family="paragraph" style:parent-style-name="Table_20_Contents">
      <style:text-properties officeooo:rsid="002864bd" officeooo:paragraph-rsid="002864bd"/>
    </style:style>
    <style:style style:name="P8" style:family="paragraph" style:parent-style-name="Table_20_Contents" style:list-style-name="L1">
      <style:text-properties officeooo:rsid="001de097" officeooo:paragraph-rsid="001de097"/>
    </style:style>
    <style:style style:name="P9" style:family="paragraph" style:parent-style-name="Table_20_Contents">
      <style:text-properties officeooo:rsid="0018fe02" officeooo:paragraph-rsid="0018fe02"/>
    </style:style>
    <style:style style:name="T1" style:family="text">
      <style:text-properties officeooo:rsid="001c0c79"/>
    </style:style>
    <style:style style:name="T2" style:family="text">
      <style:text-properties officeooo:rsid="001d086b"/>
    </style:style>
    <style:style style:name="T3" style:family="text">
      <style:text-properties officeooo:rsid="00220ced"/>
    </style:style>
    <style:style style:name="T4" style:family="text">
      <style:text-properties officeooo:rsid="0022f858"/>
    </style:style>
    <style:style style:name="T5" style:family="text">
      <style:text-properties officeooo:rsid="0025e0f2"/>
    </style:style>
    <style:style style:name="T6" style:family="text">
      <style:text-properties officeooo:rsid="002756e7"/>
    </style:style>
    <style:style style:name="T7" style:family="text">
      <style:text-properties officeooo:rsid="0029a6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116568535040">
          <table:table-cell table:style-name="Table1.A1" office:value-type="string">
            <text:p text:style-name="P1">#<text:span text:style-name="T5">echo</text:span> /etc/shadow | grep -i sujan | awk -F”<text:span text:style-name="T1">username:”</text:span> '{print $2}'</text:p>
            <text:p text:style-name="P1">$(cat /etc/shadow | grep -i sujan) | awk -F "sujan:" '{print $2}'</text:p>
            <text:p text:style-name="P1"/>
            <text:p text:style-name="P1">sujan = username:</text:p>
            <text:p text:style-name="P1"/>
          </table:table-cell>
        </table:table-row>
        <table:table-row table:style-name="TableLine94116499362224">
          <table:table-cell table:style-name="Table1.A2" office:value-type="string">
            <text:p text:style-name="P2">30 <text:span text:style-name="T3">23</text:span> * * * sshpass -p "wlink123$#" scp backup.txt <text:a xlink:type="simple" xlink:href="mailto:centos-testvm@178.28.255.178" text:style-name="Internet_20_link" text:visited-style-name="Visited_20_Internet_20_Link">centos-testvm@178.28.255.178</text:a>:/home/sujan/backup/<text:span text:style-name="T2">backup.txt</text:span></text:p>
            <text:p text:style-name="P2"/>
          </table:table-cell>
        </table:table-row>
        <table:table-row table:style-name="TableLine94116499365968">
          <table:table-cell table:style-name="Table1.A2" office:value-type="string">
            <text:p text:style-name="P3">#touch three_num_sum</text:p>
            <text:p text:style-name="P3">#chmod +x three_mod_sum</text:p>
            <text:p text:style-name="P2"/>
            <text:p text:style-name="P2">read -p "enter first num: " n1</text:p>
            <text:p text:style-name="P2">read -p "enter second num: " n2</text:p>
            <text:p text:style-name="P2">read -p "enter thrid num: " n3</text:p>
            <text:p text:style-name="P2">echo "the sum of three numbers is :" $[$n1+$n2+$n3]</text:p>
          </table:table-cell>
        </table:table-row>
        <table:table-row table:style-name="TableLine94116499367408">
          <table:table-cell table:style-name="Table1.A2" office:value-type="string">
            <text:p text:style-name="P4"/>
            <text:p text:style-name="P4">install nginx and print “hello world” only accessible from localh<text:span text:style-name="T7">s</text:span>ost</text:p>
            <text:p text:style-name="P4"/>
            <text:p text:style-name="P4">* <text:span text:style-name="T4">inside nginx.cfg browser to http event and on server context, edit server name to localhost.</text:span></text:p>
            <text:p text:style-name="P4"/>
            <table:table table:name="Table2" table:style-name="Table2">
              <table:table-column table:style-name="Table2.A"/>
              <table:table-column table:style-name="Table2.B"/>
              <table:table-row table:style-name="TableLine94116565700560">
                <table:table-cell table:style-name="Table2.A1" office:value-type="string">
                  <text:p text:style-name="P4">Issue</text:p>
                </table:table-cell>
                <table:table-cell table:style-name="Table2.B1" office:value-type="string">
                  <text:p text:style-name="P4"/>
                  <text:p text:style-name="P4"/>
                </table:table-cell>
              </table:table-row>
              <table:table-row table:style-name="TableLine94116499473872">
                <table:table-cell table:style-name="Table2.A2" office:value-type="string">
                  <text:p text:style-name="P4">Nothing to do.</text:p>
                  <text:p text:style-name="P4">Cant download from repo.</text:p>
                  <text:p text:style-name="P4"/>
                  <text:list xml:id="list4249001618" text:style-name="L1">
                    <text:list-item>
                      <text:p text:style-name="P8">Added a nginx.repo.d</text:p>
                    </text:list-item>
                    <text:list-item>
                      <text:p text:style-name="P8">tried to install epel-release</text:p>
                    </text:list-item>
                    <text:list-item>
                      <text:p text:style-name="P8">tried installing yum-utils</text:p>
                    </text:list-item>
                    <text:list-item>
                      <text:p text:style-name="P8">yum-config-manager –disable nginx.</text:p>
                      <text:list>
                        <text:list-item>
                          <text:p text:style-name="P8">Cant open onfig-file.</text:p>
                        </text:list-item>
                      </text:list>
                    </text:list-item>
                  </text:list>
                  <text:p text:style-name="P4"/>
                  <text:p text:style-name="P4"/>
                </table:table-cell>
                <table:table-cell table:style-name="Table2.B2" office:value-type="string">
                  <text:p text:style-name="P4"/>
                </table:table-cell>
              </table:table-row>
            </table:table>
            <text:p text:style-name="P4"/>
          </table:table-cell>
        </table:table-row>
        <table:table-row table:style-name="TableLine94116499369872">
          <table:table-cell table:style-name="Table1.A2" office:value-type="string">
            <text:p text:style-name="P5">Increase root partition size:</text:p>
            <text:p text:style-name="P6">fdisk -l : to list the par<text:span text:style-name="T6">tition</text:span></text:p>
            <text:p text:style-name="P6">fdisk <text:s/>/ dev / xvda : to create a new partition in xvda</text:p>
            <text:p text:style-name="P6"/>
            <text:p text:style-name="P6">No sector available.</text:p>
            <text:p text:style-name="P6"/>
            <text:p text:style-name="P7">Tried it in VM:</text:p>
            <text:p text:style-name="P7">1) made a VM:</text:p>
            <text:p text:style-name="P7">2) add an empty disk to the VM.</text:p>
            <text:p text:style-name="P7">Then follow the following steps:</text:p>
            <text:p text:style-name="P7">1) lsblk to see if lvm disk is available.</text:p>
            <text:p text:style-name="P7">2) create physical volume</text:p>
            <text:p text:style-name="P7">3) create logical volume</text:p>
            <text:p text:style-name="P7">5) make file system</text:p>
            <text:p text:style-name="P7">6) mount to the point where you want to extend the space:</text:p>
            <text:p text:style-name="P7"/>
            <text:p text:style-name="P6"/>
          </table:table-cell>
        </table:table-row>
      </table:table>
      <text:p text:style-name="Standard"><text:soft-page-break/>host=pbx06.wlink.com.np</text:p>
      <text:p text:style-name="Standard">username=pbx04-user</text:p>
      <text:p text:style-name="Standard">secret=abc123</text:p>
      <text:p text:style-name="Standard">type=peer</text:p>
      <text:p text:style-name="Standard">qualify=yes</text:p>
      <text:p text:style-name="Standard">trunk=yes</text:p>
      <text:p text:style-name="Standard">requirecalltoken=no</text:p>
      <text:p text:style-name="Standard">dtmfmode=rfc2833</text:p>
      <text:p text:style-name="Standard"/>
      <text:p text:style-name="Standard">secret=abc123</text:p>
      <text:p text:style-name="Standard">type=user</text:p>
      <text:p text:style-name="Standard">context=from-internal</text:p>
      <text:p text:style-name="Standard">dtmfmode=rfc283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4:04:55.870301104</meta:creation-date>
    <dc:date>2021-10-24T13:13:28.455695267</dc:date>
    <meta:editing-duration>PT5H47M6S</meta:editing-duration>
    <meta:editing-cycles>14</meta:editing-cycles>
    <meta:generator>LibreOffice/6.4.7.2$Linux_X86_64 LibreOffice_project/40$Build-2</meta:generator>
    <meta:document-statistic meta:table-count="2" meta:image-count="0" meta:object-count="0" meta:page-count="2" meta:paragraph-count="45" meta:word-count="220" meta:character-count="1354" meta:non-whitespace-character-count="1183"/>
  </office:meta>
</office:document-meta>
</file>